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632" calcext:value-type="float">
            <text:p>99.9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532" calcext:value-type="float">
            <text:p>92.0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9872" calcext:value-type="float">
            <text:p>91.9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0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8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8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8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8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8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6709</text:p>
          </table:table-cell>
          <table:table-cell office:value-type="string" calcext:value-type="string">
            <text:p>198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